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m of the squares of the first ten natural numbers is,</text:p>
      <text:p text:style-name="P1">1<text:span text:style-name="T1">2 </text:span>+ 2<text:span text:style-name="T1">2 </text:span>+ ... + 10<text:span text:style-name="T1">2 </text:span>= 385</text:p>
      <text:p text:style-name="P1">The square of the sum of the first ten natural numbers is,</text:p>
      <text:p text:style-name="P1">(1 + 2 + ... + 10)<text:span text:style-name="T1">2 </text:span>= 55<text:span text:style-name="T1">2 </text:span>= 3025</text:p>
      <text:p text:style-name="P1">Hence the difference between the sum of the squares of the first ten natural numbers and the square of the sum is 3025 − 385 = 2640.</text:p>
      <text:p text:style-name="P1">Find the difference between the sum of the squares of the first one hundred natural numbers and the square of the su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2:10:25.648000000</meta:creation-date>
    <dc:date>2015-06-01T22:11:23.353000000</dc:date>
    <meta:editing-duration>PT59S</meta:editing-duration>
    <meta:editing-cycles>1</meta:editing-cycles>
    <meta:document-statistic meta:table-count="0" meta:image-count="0" meta:object-count="0" meta:page-count="1" meta:paragraph-count="6" meta:word-count="93" meta:character-count="424" meta:non-whitespace-character-count="337"/>
    <meta:generator>LibreOffice/4.4.3.2$Windows_x86 LibreOffice_project/88805f81e9fe61362df02b9941de8e38a9b5fd16</meta:generator>
  </office:meta>
</office:document-meta>
</file>